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9990" officeooo:paragraph-rsid="000e9990"/>
    </style:style>
    <style:style style:name="P2" style:family="paragraph" style:parent-style-name="Standard">
      <style:text-properties officeooo:rsid="000e9990" officeooo:paragraph-rsid="000e9990"/>
    </style:style>
    <style:style style:name="P3" style:family="paragraph" style:parent-style-name="Standard">
      <style:text-properties officeooo:rsid="000f50cc" officeooo:paragraph-rsid="000f50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5 ex3</text:p>
      <text:p text:style-name="P1"/>
      <text:p text:style-name="P1">replacing system command with execlp("sort","sort","-n","-o","Fname","Fname",NULL);</text:p>
      <text:p text:style-name="P1">gives the same result it should be noted that path is not explicitly indicated so exe uses the default path.</text:p>
      <text:p text:style-name="P3">Sample output with n = 7</text:p>
      <text:p text:style-name="P3">vulgaris@vulgaris:~/Documents/OS/LAB5$ gcc -Wall -o test5 test5.c</text:p>
      <text:p text:style-name="P3">vulgaris@vulgaris:~/Documents/OS/LAB5$ ./test5 7</text:p>
      <text:p text:style-name="P3">Child running</text:p>
      <text:p text:style-name="P3">Child terminated</text:p>
      <text:p text:style-name="P3">Parent running</text:p>
      <text:p text:style-name="P3">vulgaris@vulgaris:~/Documents/OS/LAB5$ cat F1.txt</text:p>
      <text:p text:style-name="P3">144925</text:p>
      <text:p text:style-name="P3">284673</text:p>
      <text:p text:style-name="P3">387171</text:p>
      <text:p text:style-name="P3">425716</text:p>
      <text:p text:style-name="P3">455018</text:p>
      <text:p text:style-name="P3">475928</text:p>
      <text:p text:style-name="P3">853679</text:p>
      <text:p text:style-name="P3">vulgaris@vulgaris:~/Documents/OS/LAB5$ cat F2.txt</text:p>
      <text:p text:style-name="P3">19528</text:p>
      <text:p text:style-name="P3">30303</text:p>
      <text:p text:style-name="P3">527586</text:p>
      <text:p text:style-name="P3">709259</text:p>
      <text:p text:style-name="P3">875567</text:p>
      <text:p text:style-name="P3">941040</text:p>
      <text:p text:style-name="P3">991734</text:p>
      <text:p text:style-name="P3">vulgaris@vulgaris:~/Documents/OS/LAB5$ cat F12.sorted</text:p>
      <text:p text:style-name="P3">19528</text:p>
      <text:p text:style-name="P3">30303</text:p>
      <text:p text:style-name="P3">144925</text:p>
      <text:p text:style-name="P3">284673</text:p>
      <text:p text:style-name="P3">387171</text:p>
      <text:p text:style-name="P3">425716</text:p>
      <text:p text:style-name="P3">455018</text:p>
      <text:p text:style-name="P3">475928</text:p>
      <text:p text:style-name="P3">527586</text:p>
      <text:p text:style-name="P3">709259</text:p>
      <text:p text:style-name="P3">853679</text:p>
      <text:p text:style-name="P3">875567</text:p>
      <text:p text:style-name="P3">94104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9:18:25.540274884</meta:creation-date>
    <dc:date>2018-11-13T11:44:33.697648707</dc:date>
    <meta:editing-duration>PT8M48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39" meta:word-count="84" meta:character-count="688" meta:non-whitespace-character-count="643"/>
  </office:meta>
</office:document-meta>
</file>